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officeooo:rsid="0007af2a"/>
    </style:style>
    <style:style style:name="T2" style:family="text">
      <style:text-properties officeooo:rsid="0007f8d5"/>
    </style:style>
    <style:style style:name="T3" style:family="text">
      <style:text-properties officeooo:rsid="0008e769"/>
    </style:style>
    <style:style style:name="T4" style:family="text">
      <style:text-properties officeooo:rsid="0009ff07"/>
    </style:style>
    <style:style style:name="T5" style:family="text">
      <style:text-properties fo:background-color="#ffaa95" loext:char-shading-value="0"/>
    </style:style>
    <style:style style:name="T6" style:family="text">
      <style:text-properties fo:background-color="#e16173" loext:char-shading-value="0"/>
    </style:style>
    <style:style style:name="T7" style:family="text">
      <style:text-properties officeooo:rsid="0008e769" fo:background-color="#e1617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Exo1:</text:p>
      <text:p text:style-name="Preformatted_20_Text">q1. <text:span text:style-name="T1">(en gros verifie qu’une pile pas vide, prends le truc en <text:s/>haut de la pile et le met dans une autre pile puis redonne tout a lan 1ere pile pour la laisser comme elle etait au debut voir tel pour plus d’explication )</text:span></text:p>
      <text:p text:style-name="Preformatted_20_Text"><text:tab/>public static void afficher (Stack &lt;Integer&gt; P1){</text:p>
      <text:p text:style-name="Preformatted_20_Text"><text:tab/><text:span text:style-name="T1">Stack&lt;Integer&gt; P2= new Stack&lt;Integer&gt;() ;</text:span></text:p>
      <text:p text:style-name="Preformatted_20_Text"><text:tab/><text:tab/><text:span text:style-name="T1">while (!P1.empty()){ <text:s text:c="11"/></text:span></text:p>
      <text:p text:style-name="Preformatted_20_Text"><text:tab/><text:tab/><text:tab/><text:span text:style-name="T1">n=P1.pop() ; <text:s text:c="5"/></text:span></text:p>
      <text:p text:style-name="Preformatted_20_Text"><text:tab/><text:tab/><text:tab/><text:span text:style-name="T1">System.out.println(n) ;</text:span></text:p>
      <text:p text:style-name="Preformatted_20_Text"><text:tab/><text:tab/><text:tab/>P2.push(n) ;</text:p>
      <text:p text:style-name="Preformatted_20_Text"><text:tab/><text:tab/>}</text:p>
      <text:p text:style-name="Preformatted_20_Text"><text:tab/><text:tab/>while (!P2.empty()){</text:p>
      <text:p text:style-name="Preformatted_20_Text"><text:tab/><text:tab/><text:tab/>P1.push(P2.pop()) ;</text:p>
      <text:p text:style-name="Preformatted_20_Text"><text:tab/><text:tab/>}</text:p>
      <text:p text:style-name="Preformatted_20_Text"><text:s text:c="4"/><text:tab/>}</text:p>
      <text:p text:style-name="Preformatted_20_Text"/>
      <text:p text:style-name="Preformatted_20_Text">q2.(meme chose que la 1ere question mais on inverse l’ordre)</text:p>
      <text:p text:style-name="Preformatted_20_Text"><text:tab/>public static void transvaser (Stack &lt;Integer&gt; P1, Stack &lt;Integer&gt; P2){</text:p>
      <text:p text:style-name="Preformatted_20_Text"><text:tab/><text:tab/>while (!P1.empty()){</text:p>
      <text:p text:style-name="Preformatted_20_Text"><text:tab/><text:tab/><text:tab/>p2.push(P1.pop()) ;</text:p>
      <text:p text:style-name="Preformatted_20_Text"><text:tab/><text:tab/>}</text:p>
      <text:p text:style-name="Preformatted_20_Text"><text:tab/>}</text:p>
      <text:p text:style-name="Preformatted_20_Text"/>
      <text:p text:style-name="Preformatted_20_Text">q3.</text:p>
      <text:p text:style-name="Preformatted_20_Text"><text:tab/>public static void deplacer (Stack&lt;Integer&gt; P1 , Stack&lt;Integer&gt; P2){</text:p>
      <text:p text:style-name="Preformatted_20_Text"><text:tab/><text:tab/>Stack&lt;Integer&gt; P3= new Stack&lt;Integer&gt;() ;</text:p>
      <text:p text:style-name="Preformatted_20_Text"><text:tab/><text:tab/>transvaser(P1,P3) ;</text:p>
      <text:p text:style-name="Preformatted_20_Text"><text:tab/><text:tab/>transvaser(P3,P2) ;</text:p>
      <text:p text:style-name="Preformatted_20_Text"><text:tab/>}</text:p>
      <text:p text:style-name="Preformatted_20_Text"/>
      <text:p text:style-name="Preformatted_20_Text">q4.</text:p>
      <text:p text:style-name="Preformatted_20_Text"><text:tab/>public static void deplacerPairImpair (Stack&lt;Integer&gt; P1, Stack&lt;Integer&gt; P2){</text:p>
      <text:p text:style-name="Preformatted_20_Text"><text:tab/><text:tab/>Stack&lt;Integer&gt; P3= new Stack&lt;Integer&gt; () ;</text:p>
      <text:p text:style-name="Preformatted_20_Text"><text:tab/><text:tab/>while(!P1.empty()){</text:p>
      <text:p text:style-name="Preformatted_20_Text"><text:tab/><text:tab/><text:tab/>n=P1.pop() ;</text:p>
      <text:p text:style-name="Preformatted_20_Text"><text:tab/><text:tab/><text:tab/>if(n%2==0){</text:p>
      <text:p text:style-name="Preformatted_20_Text"><text:tab/><text:tab/><text:tab/><text:tab/>P2.push(n) ;</text:p>
      <text:p text:style-name="Preformatted_20_Text"><text:tab/><text:tab/><text:tab/>}</text:p>
      <text:p text:style-name="Preformatted_20_Text"><text:tab/><text:tab/><text:tab/>else{</text:p>
      <text:p text:style-name="Preformatted_20_Text"><text:tab/><text:tab/><text:tab/><text:tab/>P3.push(n) ;</text:p>
      <text:p text:style-name="Preformatted_20_Text"><text:tab/><text:tab/><text:tab/>}</text:p>
      <text:p text:style-name="Preformatted_20_Text"><text:tab/><text:tab/>}</text:p>
      <text:p text:style-name="Preformatted_20_Text"><text:tab/><text:tab/>while (!P3.empty()){</text:p>
      <text:p text:style-name="Preformatted_20_Text"><text:tab/><text:tab/><text:tab/>P2.push(P3.pop()) ;</text:p>
      <text:p text:style-name="Preformatted_20_Text"><text:tab/><text:tab/>}</text:p>
      <text:p text:style-name="Preformatted_20_Text"><text:tab/>}</text:p>
      <text:p text:style-name="Preformatted_20_Text"/>
      <text:p text:style-name="Preformatted_20_Text"/>
      <text:p text:style-name="Preformatted_20_Text"/>
      <text:p text:style-name="Preformatted_20_Text">q5.(deplacer p1 dans une nouvel pile , puis avec une pile Pi1 qui est une copie de P1 dans l’ordre inverser(la transvaser pour retrouver P1), créer une pile Pi2 avec les pair de P1 dans l’ordre inverser( transvaser dans P2 pour retrouver l’ordre initiale des pairs<text:span text:style-name="T2">(voir tel pour expliciter)</text:span>) </text:p>
      <text:p text:style-name="Preformatted_20_Text"><text:tab/>public static void copierPair (Stack&lt;Integer&gt; <text:s/>P1, Stack&lt;Integer&gt; P2){</text:p>
      <text:p text:style-name="Preformatted_20_Text"><text:tab/><text:tab/>Stack&lt;Integer&gt; P<text:span text:style-name="T2">i1</text:span>= new Stack&lt;Integer&gt; () ;</text:p>
      <text:p text:style-name="Preformatted_20_Text"><text:tab/><text:tab/>Stack&lt;Integer&gt; P<text:span text:style-name="T2">i2</text:span>= new Stack&lt;Integer&gt; () ;</text:p>
      <text:p text:style-name="Preformatted_20_Text"><text:tab/><text:tab/><text:span text:style-name="T2">int n ;</text:span></text:p>
      <text:p text:style-name="Preformatted_20_Text"><text:tab/><text:tab/>while (!P1.empty()){ </text:p>
      <text:p text:style-name="Preformatted_20_Text"><text:tab/><text:tab/><text:tab/>n<text:span text:style-name="T2">=P1.pop() ;</text:span></text:p>
      <text:p text:style-name="Preformatted_20_Text"><text:tab/><text:tab/><text:tab/><text:span text:style-name="T2">Pi1.push(n) ;</text:span></text:p>
      <text:p text:style-name="Preformatted_20_Text"><text:tab/><text:tab/><text:tab/><text:span text:style-name="T2">if (n%2==0){</text:span></text:p>
      <text:p text:style-name="Preformatted_20_Text"><text:tab/><text:tab/><text:tab/><text:tab/><text:span text:style-name="T2">Pi2.push(n) ;</text:span></text:p>
      <text:p text:style-name="Preformatted_20_Text"><text:tab/><text:tab/><text:tab/><text:span text:style-name="T2">}</text:span></text:p>
      <text:p text:style-name="Preformatted_20_Text"><text:soft-page-break/><text:tab/><text:tab/><text:span text:style-name="T2">}</text:span></text:p>
      <text:p text:style-name="Preformatted_20_Text"><text:tab/><text:tab/><text:span text:style-name="T2">while (!Pi1.empty()){</text:span></text:p>
      <text:p text:style-name="Preformatted_20_Text"><text:tab/><text:tab/><text:tab/><text:span text:style-name="T2">P1.push(P3.pop()) ;</text:span></text:p>
      <text:p text:style-name="Preformatted_20_Text"><text:tab/><text:tab/><text:span text:style-name="T2">}</text:span></text:p>
      <text:p text:style-name="Preformatted_20_Text"><text:tab/><text:tab/><text:span text:style-name="T2">while (!Pi2.empty()){</text:span></text:p>
      <text:p text:style-name="Preformatted_20_Text"><text:tab/><text:tab/><text:tab/><text:span text:style-name="T2">P2.push(Pi2.pop()) ;</text:span></text:p>
      <text:p text:style-name="Preformatted_20_Text"><text:tab/><text:tab/><text:span text:style-name="T2">}</text:span></text:p>
      <text:p text:style-name="Preformatted_20_Text"><text:tab/><text:span text:style-name="T2">}</text:span></text:p>
      <text:p text:style-name="Preformatted_20_Text"/>
      <text:p text:style-name="Preformatted_20_Text">Exo2 :(feuille)</text:p>
      <text:p text:style-name="Preformatted_20_Text">Exo3 : (moitié sur la feuille)</text:p>
      <text:p text:style-name="Preformatted_20_Text"><text:span text:style-name="T5">Depiler c les enlever de la pile et les afficher et emplier c les mettre dans la pile sans les afficher</text:span> </text:p>
      <text:p text:style-name="Preformatted_20_Text">q4. <text:span text:style-name="T6">Algo eval PostFixe :</text:span></text:p>
      <text:p text:style-name="Preformatted_20_Text">-on lit l’expression de gauche a droite </text:p>
      <text:p text:style-name="Preformatted_20_Text">- si element operande : empiler</text:p>
      <text:p text:style-name="Preformatted_20_Text">-sinon operateur :</text:p>
      <text:p text:style-name="Preformatted_20_Text"><text:tab/>-on depile 2 elements </text:p>
      <text:p text:style-name="Preformatted_20_Text"><text:tab/>-on execute l’operation </text:p>
      <text:p text:style-name="Preformatted_20_Text"><text:tab/>-on empile le resultat </text:p>
      <text:p text:style-name="Preformatted_20_Text">-res =sommet de la pile </text:p>
      <text:p text:style-name="Preformatted_20_Text">q5. <text:span text:style-name="T6">Algo eval PreFixe :</text:span></text:p>
      <text:p text:style-name="Preformatted_20_Text">-on lit l’expression de droite a gauche <text:s/></text:p>
      <text:p text:style-name="Preformatted_20_Text">- si element operande<text:span text:style-name="T3">(nombre)</text:span> : empiler</text:p>
      <text:p text:style-name="Preformatted_20_Text">-sinon operateur :</text:p>
      <text:p text:style-name="Preformatted_20_Text"><text:tab/>-on depile 2 elements </text:p>
      <text:p text:style-name="Preformatted_20_Text"><text:tab/>-on execute l’operation </text:p>
      <text:p text:style-name="Preformatted_20_Text"><text:tab/>-on empile le resultat </text:p>
      <text:p text:style-name="Preformatted_20_Text">-res =sommet de la pile </text:p>
      <text:p text:style-name="Preformatted_20_Text">q6. <text:span text:style-name="T7">Algo Infixe2Postfixe :</text:span></text:p>
      <text:p text:style-name="Preformatted_20_Text">-<text:span text:style-name="T4">lire de gauche a droite </text:span></text:p>
      <text:p text:style-name="Preformatted_20_Text">-<text:span text:style-name="T3">si element operande : afficher</text:span></text:p>
      <text:p text:style-name="Preformatted_20_Text">-<text:span text:style-name="T3">si ‘(‘ : empiler </text:span></text:p>
      <text:p text:style-name="Preformatted_20_Text">-<text:span text:style-name="T3">si ‘)’ : depile</text:span><text:span text:style-name="T4">r et afficher jusqu’a ‘(‘ (premiere parenthese ouvrante qu’on affiche pas)</text:span></text:p>
      <text:p text:style-name="Preformatted_20_Text">-<text:span text:style-name="T4">si element operateur : </text:span></text:p>
      <text:p text:style-name="Preformatted_20_Text"><text:tab/>-tant que la priorité du sommet de pile ≥ a la priorité de l’operateur: depiler et afficher le sommet de la pile et empiler operateur </text:p>
      <text:p text:style-name="Preformatted_20_Text"><text:tab/>-<text:span text:style-name="T4">depiler et afficher </text:span></text:p>
      <text:p text:style-name="Preformatted_20_Text">(voir tel pour les bails <text:s/>de propriete 2 exemple)</text:p>
      <text:p text:style-name="Preformatted_20_Text"/>
      <text:p text:style-name="Preformatted_20_Text">Exo4 :</text:p>
      <text:p text:style-name="Preformatted_20_Text">(que les entetes essayer de faire les fonction)</text:p>
      <text:p text:style-name="Preformatted_20_Text">public static String Inf2Post (String args)</text:p>
      <text:p text:style-name="Preformatted_20_Text">public static String Post2Inf (String args)</text:p>
      <text:p text:style-name="Preformatted_20_Text">public static String Pre2Inf (String args)</text:p>
      <text:p text:style-name="Preformatted_20_Text"><text:tab/></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date>2023-02-02T11:39:39.100216714</dc:date>
    <meta:editing-duration>PT1H52M18S</meta:editing-duration>
    <meta:editing-cycles>7</meta:editing-cycles>
    <meta:document-statistic meta:table-count="0" meta:image-count="0" meta:object-count="0" meta:page-count="2" meta:paragraph-count="94" meta:word-count="450" meta:character-count="2913" meta:non-whitespace-character-count="2383"/>
  </office:meta>
</office:document-meta>
</file>